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table:style-name="ce3"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599" calcext:value-type="float">
            <text:p>0.599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table:style-name="ce3"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table:style-name="ce3"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table:style-name="ce3"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utolabelled features</text:p>
          </table:table-cell>
          <table:table-cell table:style-name="ce3"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1" table:number-rows-repeated="35">
          <table:table-cell/>
          <table:table-cell table:style-name="ce2"/>
          <table:table-cell table:style-name="ce3"/>
          <table:table-cell table:number-columns-repeated="8"/>
        </table:table-row>
        <table:table-row table:style-name="ro1" table:number-rows-repeated="23">
          <table:table-cell/>
          <table:table-cell table:style-name="ce2"/>
          <table:table-cell table:number-columns-repeated="9"/>
        </table:table-row>
        <table:table-row table:style-name="ro1" table:number-rows-repeated="104849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14:35:12.930929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3-28T14:57:55.297896424</dc:date>
    <meta:editing-duration>PT14H56M57S</meta:editing-duration>
    <meta:editing-cycles>20</meta:editing-cycles>
    <meta:document-statistic meta:table-count="1" meta:cell-count="178" meta:object-count="0"/>
  </office:meta>
</office:document-meta>
</file>